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08435e" officeooo:paragraph-rsid="0008435e" style:font-weight-asian="bold" style:font-weight-complex="bold"/>
    </style:style>
    <style:style style:name="P2" style:family="paragraph" style:parent-style-name="Standard">
      <style:paragraph-properties fo:text-align="start" style:justify-single-word="false"/>
      <style:text-properties style:text-underline-style="none" fo:font-weight="normal" officeooo:rsid="000b8c63" officeooo:paragraph-rsid="000b8c63"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c55b5" officeooo:paragraph-rsid="000c55b5" style:font-weight-asian="normal" style:font-weight-complex="normal"/>
    </style:style>
    <style:style style:name="P4" style:family="paragraph" style:parent-style-name="Standard" style:list-style-name="L6">
      <style:paragraph-properties fo:text-align="start" style:justify-single-word="false"/>
      <style:text-properties style:text-underline-style="none" fo:font-weight="normal" officeooo:rsid="000c55b5" officeooo:paragraph-rsid="000c55b5" style:font-weight-asian="normal" style:font-weight-complex="normal"/>
    </style:style>
    <style:style style:name="P5" style:family="paragraph" style:parent-style-name="Standard">
      <style:paragraph-properties fo:text-align="start" style:justify-single-word="false"/>
      <style:text-properties officeooo:paragraph-rsid="00099d92"/>
    </style:style>
    <style:style style:name="P6" style:family="paragraph" style:parent-style-name="Standard">
      <style:paragraph-properties fo:text-align="start" style:justify-single-word="false"/>
      <style:text-properties officeooo:paragraph-rsid="000d5617"/>
    </style:style>
    <style:style style:name="P7" style:family="paragraph" style:parent-style-name="Standard">
      <style:paragraph-properties fo:text-align="start" style:justify-single-word="false"/>
      <style:text-properties officeooo:rsid="00099d92" officeooo:paragraph-rsid="00099d92"/>
    </style:style>
    <style:style style:name="P8" style:family="paragraph" style:parent-style-name="Standard">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10" style:family="paragraph" style:parent-style-name="Standard" style:list-style-name="L2">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11" style:family="paragraph" style:parent-style-name="Standard" style:list-style-name="L3">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12" style:family="paragraph" style:parent-style-name="Standard" style:list-style-name="L4">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13" style:family="paragraph" style:parent-style-name="Standard" style:list-style-name="L5">
      <style:paragraph-properties fo:text-align="start" style:justify-single-word="false"/>
      <style:text-properties fo:font-style="normal" style:text-underline-style="none" fo:font-weight="normal" officeooo:rsid="000c55b5" officeooo:paragraph-rsid="000c55b5" style:font-style-asian="normal" style:font-weight-asian="normal" style:font-style-complex="normal" style:font-weight-complex="normal"/>
    </style:style>
    <style:style style:name="P14" style:family="paragraph" style:parent-style-name="Standard" style:list-style-name="L5">
      <style:paragraph-properties fo:text-align="start" style:justify-single-word="false"/>
      <style:text-properties fo:font-style="normal" style:text-underline-style="none" fo:font-weight="normal" officeooo:rsid="000d5617" officeooo:paragraph-rsid="000d5617"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0d5617" officeooo:paragraph-rsid="000d5617"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bold" officeooo:rsid="000c55b5" officeooo:paragraph-rsid="000c55b5"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c55b5" officeooo:paragraph-rsid="000c55b5"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none" fo:font-weight="normal" officeooo:rsid="000d5617" officeooo:paragraph-rsid="000d5617"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c55b5" officeooo:paragraph-rsid="000c55b5"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bold" officeooo:rsid="0008435e" officeooo:paragraph-rsid="0008435e"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3pt" fo:font-style="normal" style:text-underline-style="solid" style:text-underline-width="auto" style:text-underline-color="font-color" fo:font-weight="bold" officeooo:rsid="000c55b5" officeooo:paragraph-rsid="000c55b5" style:font-size-asian="13pt" style:font-style-asian="normal" style:font-weight-asian="bold" style:font-size-complex="13pt" style:font-style-complex="normal" style:font-weight-complex="bold"/>
    </style:style>
    <style:style style:name="P22" style:family="paragraph" style:parent-style-name="Standard">
      <style:paragraph-properties fo:text-align="start" style:justify-single-word="false"/>
      <style:text-properties fo:font-size="13pt" style:text-underline-style="solid" style:text-underline-width="auto" style:text-underline-color="font-color" fo:font-weight="bold" officeooo:rsid="000c55b5" officeooo:paragraph-rsid="000c55b5"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fo:font-weight="bold" officeooo:rsid="000b8c63" officeooo:paragraph-rsid="000b8c63" style:font-size-asian="13pt" style:font-weight-asian="bold" style:font-size-complex="13pt" style:font-weight-complex="bold"/>
    </style:style>
    <style:style style:name="P24" style:family="paragraph" style:parent-style-name="Standard">
      <style:paragraph-properties fo:text-align="start" style:justify-single-word="false"/>
      <style:text-properties fo:font-size="13pt" style:text-underline-style="solid" style:text-underline-width="auto" style:text-underline-color="font-color" fo:font-weight="bold" officeooo:rsid="00099d92" officeooo:paragraph-rsid="00099d92" style:font-size-asian="13pt" style:font-weight-asian="bold" style:font-size-complex="13pt" style:font-weight-complex="bold"/>
    </style:style>
    <style:style style:name="P2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8435e" officeooo:paragraph-rsid="0008435e" style:font-size-asian="16pt" style:font-weight-asian="bold" style:font-size-complex="16pt" style:font-weight-complex="bold"/>
    </style:style>
    <style:style style:name="P26" style:family="paragraph" style:parent-style-name="Footer">
      <style:text-properties officeooo:rsid="000e9382" officeooo:paragraph-rsid="000e9382"/>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b8c63"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8435e" style:font-weight-asian="normal" style:font-weight-complex="normal"/>
    </style:style>
    <style:style style:name="T5" style:family="text">
      <style:text-properties style:text-underline-style="none" fo:font-weight="normal" officeooo:rsid="00099d92" style:font-weight-asian="normal" style:font-weight-complex="normal"/>
    </style:style>
    <style:style style:name="T6" style:family="text">
      <style:text-properties officeooo:rsid="000b8c63"/>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style:text-underline-style="none" fo:font-weight="normal" officeooo:rsid="000d5617"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Implementing a video rating per second</text:p>
      <text:p text:style-name="P1"/>
      <text:p text:style-name="P20">I) Workflow</text:p>
      <text:p text:style-name="P1"><text:span text:style-name="T3"/></text:p>
      <text:p text:style-name="P1"><text:span text:style-name="T3">Access the webpage: </text:span><text:a xlink:type="simple" xlink:href="http://synetiqpoc.cloudcontrolapp.com/html" text:style-name="Internet_20_link" text:visited-style-name="Visited_20_Internet_20_Link">http://synetiqpoc.cloudcontrolapp.com/html</text:a></text:p>
      <text:p text:style-name="P1"><text:span text:style-name="T3"/></text:p>
      <text:p text:style-name="P5"><text:span text:style-name="T4">Here you can choose between either making a recording </text:span><text:span text:style-name="T5">with </text:span><text:a xlink:type="simple" xlink:href="http://synetiqpoc.cloudcontrolapp.com/html/videorecording.html" text:style-name="Internet_20_link" text:visited-style-name="Visited_20_Internet_20_Link">Access Video to make a recording</text:a><text:span text:style-name="T4">, which will redirect you to: </text:span><text:a xlink:type="simple" xlink:href="http://synetiqpoc.cloudcontrolapp.com/html/videorecording.html" text:style-name="Internet_20_link" text:visited-style-name="Visited_20_Internet_20_Link">http://synetiqpoc.cloudcontrolapp.com/html/videorecording.html</text:a></text:p>
      <text:p text:style-name="P5"><text:span text:style-name="T4">O</text:span><text:span text:style-name="T5">r you can choose </text:span><text:a xlink:type="simple" xlink:href="http://synetiqpoc.cloudcontrolapp.com/html/chart.html" text:style-name="Internet_20_link" text:visited-style-name="Visited_20_Internet_20_Link"><text:span text:style-name="T3">Access chart</text:span></text:a><text:span text:style-name="T5">, which will direct you to: </text:span><text:a xlink:type="simple" xlink:href="http://synetiqpoc.cloudcontrolapp.com/html/chart.html" text:style-name="Internet_20_link" text:visited-style-name="Visited_20_Internet_20_Link">http://synetiqpoc.cloudcontrolapp.com/html/chart.html</text:a></text:p>
      <text:p text:style-name="P5"><text:span text:style-name="T5"/></text:p>
      <text:p text:style-name="P24">1.1) <text:span text:style-name="T6">Recording</text:span></text:p>
      <text:p text:style-name="P7"><text:span text:style-name="T2"/></text:p>
      <text:p text:style-name="P2">Click on the video to start it, then place the mouse on the scale to rate each second. Every second, the recording is sent to the database while creating a new user in it. Every half second, a get request is sent to check that the user is still online. If the user is offline and the video is still playing, the datas are recorded to the local storage. If the video stop playing, the recording in the storage stops.</text:p>
      <text:p text:style-name="P2">Then once the user is back online, the datas saved in the storage are sent.</text:p>
      <text:p text:style-name="P2"/>
      <text:p text:style-name="P23">1.2) Chart</text:p>
      <text:p text:style-name="P2"><text:span text:style-name="T1"/></text:p>
      <text:p text:style-name="P3">When accessing the chart, a request to the database is sent with the selected videoid to retrieve every record for this video. The records are sent from the database to the HTML under the form of a JSON Array which is parsed to draw the chart with the help of the vizualisation API of google.The average rating should appear in thick black. </text:p>
      <text:p text:style-name="P3"/>
      <text:p text:style-name="P22">1.3) Assumptions made</text:p>
      <text:p text:style-name="P3"/>
      <text:list xml:id="list8956566803010514313" text:style-name="L6">
        <text:list-item>
          <text:p text:style-name="P4">Videos are stored on the server</text:p>
        </text:list-item>
        <text:list-item>
          <text:p text:style-name="P4">Future implementation of user management so that users can't take the same test over and over again</text:p>
        </text:list-item>
        <text:list-item>
          <text:p text:style-name="P4">Google vizualisation API available for “a long time”</text:p>
        </text:list-item>
      </text:list>
      <text:p text:style-name="P3"/>
      <text:p text:style-name="P17">II) Technologies</text:p>
      <text:p text:style-name="P8"/>
      <text:p text:style-name="P21">2.1) Front end</text:p>
      <text:p text:style-name="P8"/>
      <text:list xml:id="list5886851169737528660" text:style-name="L1">
        <text:list-item>
          <text:p text:style-name="P9">HTML5: HTML, CSS, and Javascript</text:p>
        </text:list-item>
        <text:list-item>
          <text:p text:style-name="P9">Javascript plugins: Jquery, Google vizualisation API</text:p>
        </text:list-item>
      </text:list>
      <text:p text:style-name="P8"/>
      <text:p text:style-name="P21">2.2) Back end</text:p>
      <text:p text:style-name="P8"/>
      <text:list xml:id="list1157191842880937491" text:style-name="L2">
        <text:list-item>
          <text:p text:style-name="P10">Php for the server side application</text:p>
        </text:list-item>
        <text:list-item>
          <text:p text:style-name="P10">Mysql for the database</text:p>
        </text:list-item>
      </text:list>
      <text:p text:style-name="P8"/>
      <text:p text:style-name="P8"/>
      <text:p text:style-name="P8"/>
      <text:p text:style-name="P8"/>
      <text:p text:style-name="P8"/>
      <text:p text:style-name="P8"><text:soft-page-break/></text:p>
      <text:p text:style-name="P19"/>
      <text:p text:style-name="P19">III) Improvements</text:p>
      <text:p text:style-name="P8"><text:span text:style-name="T1"/></text:p>
      <text:p text:style-name="P21">3.1 Front-end</text:p>
      <text:p text:style-name="P16"/>
      <text:list xml:id="list4776258329883931686" text:style-name="L3">
        <text:list-item>
          <text:p text:style-name="P11">UI needs to be more friendly: adding a responsive interface (a lot of people are using mobiles and tablets)</text:p>
        </text:list-item>
        <text:list-item>
          <text:p text:style-name="P11">Video player should be implemented</text:p>
        </text:list-item>
        <text:list-item>
          <text:p text:style-name="P11">Need to handle if video starts playing again</text:p>
        </text:list-item>
        <text:list-item>
          <text:p text:style-name="P11">Need to use a HTML template engine, JSPs in Java for example (no one wants to repeat the header if possible)</text:p>
        </text:list-item>
        <text:list-item>
          <text:p text:style-name="P11">Need to use a CSS template engine (to have less copy and paste in the code): Less for example</text:p>
        </text:list-item>
        <text:list-item>
          <text:p text:style-name="P11">Need to show users when they are offline so that they don't quit without being aware that their recordings need to be sent once connection is back.</text:p>
        </text:list-item>
      </text:list>
      <text:p text:style-name="P16"/>
      <text:p text:style-name="P21">3.2 Back end</text:p>
      <text:p text:style-name="P16"/>
      <text:list xml:id="list1232644858476018759" text:style-name="L4">
        <text:list-item>
          <text:p text:style-name="P12">For the database, create a new table for each video, the performance overall should be improved if we do not search in a big record table</text:p>
        </text:list-item>
        <text:list-item>
          <text:p text:style-name="P12">Use of a MVE framework (Symfony in PHP, Spring MVE in Java...etc)</text:p>
        </text:list-item>
      </text:list>
      <text:p text:style-name="P8"/>
      <text:p text:style-name="P21">3.3 Overall</text:p>
      <text:p text:style-name="P8"/>
      <text:list xml:id="list3579720456476888342" text:style-name="L5">
        <text:list-item>
          <text:p text:style-name="P13">Code needs to be refactored to offer more flexibility, especially the JS files, m<text:span text:style-name="T8">ain.js </text:span>and u<text:span text:style-name="T8">tils.js</text:span></text:p>
        </text:list-item>
        <text:list-item>
          <text:p text:style-name="P14">Architecture needs to be redefined, as of today, I had issues deploying the project in a neat manner, giving a mess in the file system architecture of the project</text:p>
        </text:list-item>
        <text:list-item>
          <text:p text:style-name="P13">Security would need to be improved, as of now, anyone can access php pages for example and send GET/POST requests that could be potentially harmful</text:p>
        </text:list-item>
      </text:list>
      <text:p text:style-name="P8"/>
      <text:p text:style-name="P18"><text:span text:style-name="T1">IV)</text:span> <text:span text:style-name="T1">Conclusion</text:span></text:p>
      <text:p text:style-name="P15"><text:span text:style-name="T7"/></text:p>
      <text:p text:style-name="P15">Our prototype has been very interesting, it has allowed me to remember skills I developed a year ago, and has taught me many things regarding on how to conduct a project, especially for the deployment part, and the organization of the files that should be thought before starting to code. I have also learnt during this the basics on how PHP works, which was important to me (even if harder than if I had used a J2E manner), because not only is it a widely used language, it is as well a prerequisite of your job offer. Thus I considered this prototype a way to increase my skills with this language.</text:p>
      <text:p text:style-name="P15"/>
      <text:p text:style-name="P15">In addition, I will gladly improve the prototype as per what I suggested earlier, as well as any suggestions you could make to create the best possible user experience.</text:p>
      <text:p text:style-name="P15"/>
      <text:p text:style-name="P15"/>
      <text:p text:style-name="P6"><text:span text:style-name="T10">N.B: please find the source code at this link: </text:span><text:a xlink:type="simple" xlink:href="https://github.com/asettouf/SynetiqPOC" text:style-name="Internet_20_link" text:visited-style-name="Visited_20_Internet_20_Link">https://github.com/asettouf/SynetiqPOC</text:a></text:p>
      <text:p text:style-name="P8"><text:span text:style-name="T9"/></text:p>
      <text:p text:style-name="P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9382" officeooo:paragraph-rsid="000e938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Adonis Settouf<text:tab/>POC f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o </meta:initial-creator>
    <meta:creation-date>2015-11-08T19:06:39.606575780</meta:creation-date>
    <dc:date>2015-11-08T19:40:45.246340270</dc:date>
    <dc:creator>Ado </dc:creator>
    <meta:editing-duration>PT18M34S</meta:editing-duration>
    <meta:editing-cycles>6</meta:editing-cycles>
    <meta:generator>LibreOffice/4.4.3.2$Linux_X86_64 LibreOffice_project/40m0$Build-2</meta:generator>
    <meta:document-statistic meta:table-count="0" meta:image-count="0" meta:object-count="0" meta:page-count="2" meta:paragraph-count="41" meta:word-count="660" meta:character-count="3750" meta:non-whitespace-character-count="3148"/>
  </office:meta>
</office:document-meta>
</file>